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9"/>
          <table:table-cell table:style-name="ce141"/>
          <table:table-cell table:style-name="ce44" table:number-columns-repeated="3"/>
          <table:table-cell table:style-name="ce30"/>
          <table:table-cell table:style-name="ce39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0" table:number-columns-repeated="3"/>
          <table:table-cell table:style-name="ce39"/>
          <table:table-cell table:style-name="ce30" table:number-columns-repeated="4"/>
          <table:table-cell table:style-name="ce39"/>
          <table:table-cell table:style-name="ce30"/>
          <table:table-cell table:style-name="ce44" table:number-columns-repeated="3"/>
          <table:table-cell table:style-name="ce30"/>
          <table:table-cell table:style-name="ce39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9"/>
          <table:table-cell table:style-name="ce30"/>
          <table:table-cell table:style-name="ce37" table:number-columns-repeated="3"/>
          <table:table-cell table:style-name="ce39"/>
          <table:table-cell table:style-name="ce30"/>
          <table:table-cell table:style-name="ce45" table:number-columns-repeated="3"/>
          <table:table-cell table:style-name="ce37"/>
          <table:table-cell table:style-name="ce39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30"/>
          <table:table-cell table:style-name="ce39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9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9" table:number-columns-repeated="2"/>
          <table:table-cell table:style-name="ce53"/>
          <table:table-cell table:style-name="ce51"/>
          <table:table-cell table:style-name="ce30"/>
          <table:table-cell table:style-name="ce39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 table:number-columns-repeated="2"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 table:number-columns-repeated="2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 table:number-columns-repeated="2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7" table:formula="of:=(0.1*AVERAGE([.H14];[.L14];[.P14]))+(0.3*AVERAGE([.I14];[.M14];[.Q14]))+(0.3*AVERAGE([.J14];[.N14];[.Q14]))+(0.3*[.T14])" office:value-type="float" office:value="9.065" calcext:value-type="float">
            <text:p>9.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95" calcext:value-type="float">
            <text:p>9.9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4"/>
          <table:table-cell table:style-name="ce1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85" calcext:value-type="float">
            <text:p>9.8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10" calcext:value-type="float">
            <text:p>10.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8.5" calcext:value-type="float">
            <text:p>8.5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 table:style-name="ce74"/>
          <table:table-cell table:style-name="ce17" table:formula="of:=(0.1*AVERAGE([.H17];[.L17];[.P17]))+(0.3*AVERAGE([.I17];[.M17];[.Q17]))+(0.3*AVERAGE([.J17];[.N17];[.Q17]))+(0.3*[.T17])" office:value-type="float" office:value="6.54" calcext:value-type="float">
            <text:p>6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4" calcext:value-type="float">
            <text:p>9.40</text:p>
          </table:table-cell>
          <table:table-cell table:style-name="ce33" office:value-type="float" office:value="9.6" calcext:value-type="float">
            <text:p>9.6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5"/>
          <table:table-cell/>
          <table:table-cell table:style-name="ce71" office:value-type="string" calcext:value-type="string">
            <text:p>Ne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H18];[.L18];[.P18]))+(0.3*AVERAGE([.I18];[.M18];[.Q18]))+(0.3*AVERAGE([.J18];[.N18];[.Q18]))+(0.3*[.T18])" office:value-type="float" office:value="9.315" calcext:value-type="float">
            <text:p>9.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35" calcext:value-type="float">
            <text:p>9.35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H19];[.L19];[.P19]))+(0.3*AVERAGE([.I19];[.M19];[.Q19]))+(0.3*AVERAGE([.J19];[.N19];[.Q19]))+(0.3*[.T19])" office:value-type="float" office:value="9.11" calcext:value-type="float">
            <text:p>9.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" calcext:value-type="float">
            <text:p>9.50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7" calcext:value-type="float">
            <text:p>7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5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93"/>
          <table:table-cell table:style-name="ce17" office:value-type="float" office:value="10" calcext:value-type="float">
            <text:p>10.0</text:p>
          </table:table-cell>
          <table:table-cell table:style-name="ce119" office:value-type="string" calcext:value-type="string">
            <text:p>*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5" calcext:value-type="float">
            <text:p>9.55</text:p>
          </table:table-cell>
          <table:table-cell table:style-name="ce33" office:value-type="float" office:value="10" calcext:value-type="float">
            <text:p>10.0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/>
          <table:table-cell table:style-name="ce17" office:value-type="float" office:value="8.5" calcext:value-type="float">
            <text:p>8.5</text:p>
          </table:table-cell>
          <table:table-cell table:style-name="ce113" office:value-type="string" calcext:value-type="string">
            <text:p>*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7" calcext:value-type="float">
            <text:p>9.7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table:style-name="ce135"/>
          <table:table-cell table:style-name="ce55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H23];[.L23];[.P23]))+(0.3*AVERAGE([.I23];[.M23];[.Q23]))+(0.3*AVERAGE([.J23];[.N23];[.Q23]))+(0.3*[.T23])" office:value-type="float" office:value="8.96" calcext:value-type="float">
            <text:p>9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8" calcext:value-type="float">
            <text:p>9.8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55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s elevated (merit boost)</text:p>
          </table:table-cell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1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20:29:52.793098211</dc:date>
    <meta:editing-duration>P2DT18H21M29S</meta:editing-duration>
    <meta:editing-cycles>541</meta:editing-cycles>
    <meta:generator>LibreOffice/7.3.7.2$Linux_X86_64 LibreOffice_project/30$Build-2</meta:generator>
    <meta:print-date>2025-04-27T20:29:47.240968722</meta:print-date>
    <meta:document-statistic meta:table-count="1" meta:cell-count="190" meta:object-count="0"/>
  </office:meta>
</office:document-meta>
</file>